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35d" officeooo:paragraph-rsid="0012435d"/>
    </style:style>
    <style:style style:name="P2" style:family="paragraph" style:parent-style-name="Standard">
      <style:text-properties fo:font-style="italic" officeooo:rsid="0012435d" officeooo:paragraph-rsid="0012435d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26dc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dall Weihe</text:p>
      <text:p text:style-name="P1">Dr. Judy Goldsmith</text:p>
      <text:p text:style-name="P1">CS463G Fall 2016: Short Writing Assignment #2</text:p>
      <text:p text:style-name="P1"/>
      <text:p text:style-name="P2">In your opinion (and in no more than 250 words), what are the local and global impacts of self-driving cars on individuals, organizations, and society?</text:p>
      <text:p text:style-name="P2"/>
      <text:p text:style-name="P2"><text:span text:style-name="T1"><text:tab/>I think the advent of self-driving cars is going to revolutionize all forms of automobile transportation. I'm going to make a guess that within the next decade, among industrialized nations, self-driving vehicles will become a standard. I'm also going to claim that within the next decade, there will be a common consensus that a car driven by a human will be far more dangerous.</text:span></text:p>
      <text:p text:style-name="P2"/>
      <text:p text:style-name="P2"><text:span text:style-name="T1"><text:tab/>For the individual, self-driving cars will enable safer and faster daily transportation. Both of these claims depend on self-driving cars becoming a standard. The problem with self-driving cars in their current state is most other vehicles are still driven by humans, and humans are unpredictable. This makes for a potentially unsafe self-driving system. If all cars were self-driven, then communication between adjacent cars would allow the system as a whole (all surrounding cars) to make safer decisions. Also, if all cars were self-driven, then each car could be in communication with a system that monitors traffic flows of an entire city. This system could produce optimal traffic routes, thus minimizing the headache of traffic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3:54:36.800762622</meta:creation-date>
    <dc:date>2016-09-25T14:14:00.781111523</dc:date>
    <meta:editing-duration>PT4M13S</meta:editing-duration>
    <meta:editing-cycles>1</meta:editing-cycles>
    <meta:document-statistic meta:table-count="0" meta:image-count="0" meta:object-count="0" meta:page-count="1" meta:paragraph-count="6" meta:word-count="215" meta:character-count="1343" meta:non-whitespace-character-count="1132"/>
    <meta:generator>LibreOffice/4.2.8.2$Linux_X86_64 LibreOffice_project/420m0$Build-2</meta:generator>
  </office:meta>
</office:document-meta>
</file>